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ora" svg:font-family="Lor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fo:background-color="#FFFFFF"/>
      <style:text-properties fo:color="#333333" style:font-name="Lora" style:font-name-asian="Lora" style:font-name-complex="Lora" fo:font-size="13pt" style:font-size-asian="13pt" style:font-size-complex="13pt"/>
    </style:style>
    <style:style style:name="ce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8" style:family="table-cell" style:parent-style-name="Link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FEF2CB" style:repeat-content="false"/>
      <style:paragraph-properties fo:text-align="center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ext-properties fo:color="#000000"/>
    </style:style>
    <style:style style:name="ce12" style:family="table-cell" style:parent-style-name="Default" style:data-style-name="N0">
      <style:table-cell-properties style:vertical-align="automatic" fo:background-color="#FEF2CB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5.26520833333333cm" style:use-optimal-column-width="true"/>
    </style:style>
    <style:style style:name="co4" style:family="table-column">
      <style:table-column-properties fo:break-before="auto" style:column-width="14.419791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2.38125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47.2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56.25pt" style:use-optimal-row-height="true" fo:break-before="auto"/>
    </style:style>
    <style:style style:name="ro5" style:family="table-row">
      <style:table-row-properties style:row-height="63pt" style:use-optimal-row-height="true" fo:break-before="auto"/>
    </style:style>
    <style:style style:name="ro6" style:family="table-row">
      <style:table-row-properties style:row-height="220.5pt" style:use-optimal-row-height="true" fo:break-before="auto"/>
    </style:style>
    <style:style style:name="ro7" style:family="table-row">
      <style:table-row-properties style:row-height="37.5pt" style:use-optimal-row-height="true" fo:break-before="auto"/>
    </style:style>
    <style:style style:name="ro8" style:family="table-row">
      <style:table-row-properties style:row-height="3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0" table:default-cell-style-name="ce1"/>
        <table:table-column table:style-name="co7" table:number-columns-repeated="16358" table:default-cell-style-name="ce1"/>
        <table:table-row table:number-rows-repeated="2"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Anbieter</text:p>
          </table:table-cell>
          <table:table-cell office:value-type="string" table:style-name="ce7">
            <text:p>Webseite</text:p>
          </table:table-cell>
          <table:table-cell office:value-type="string" table:style-name="ce7">
            <text:p>Preis</text:p>
          </table:table-cell>
          <table:table-cell office:value-type="string" table:style-name="ce7">
            <text:p>Betriebssystem</text:p>
          </table:table-cell>
          <table:table-cell office:value-type="string" table:style-name="ce7">
            <text:p>Notizen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3">
            <text:p>Jamf</text:p>
          </table:table-cell>
          <table:table-cell office:value-type="string" table:style-name="ce4">
            <text:p><text:a xlink:href="https://www.jamf.com/">https://www.jamf.com</text:a></text:p>
          </table:table-cell>
          <table:table-cell office:value-type="string" table:style-name="ce8">
            <text:p><text:a xlink:href="https://www.jamf.com/pricing/">https://www.jamf.com/pricing/</text:a></text:p>
          </table:table-cell>
          <table:table-cell office:value-type="string" table:style-name="ce5">
            <text:p>iOS, iPadOS &amp; tvOS und MacOS</text:p>
          </table:table-cell>
          <table:table-cell office:value-type="string" table:style-name="ce5">
            <text:p>Kostenlose Version verfügbar.</text:p>
            <text:p/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3">
            <text:p>relution.io</text:p>
          </table:table-cell>
          <table:table-cell office:value-type="string" table:style-name="ce4">
            <text:p><text:a xlink:href="https://relution.io/relution-for-education/">https://relution.io/relution-for-education/</text:a></text:p>
          </table:table-cell>
          <table:table-cell office:value-type="string" table:style-name="ce8">
            <text:p><text:a xlink:href="https://relution.io/pricing/">https://relution.io/pricing/</text:a></text:p>
          </table:table-cell>
          <table:table-cell office:value-type="string" table:style-name="ce5">
            <text:p>iOS und Android</text:p>
          </table:table-cell>
          <table:table-cell table:style-name="ce5"/>
          <table:table-cell table:number-columns-repeated="16378"/>
        </table:table-row>
        <table:table-row table:style-name="ro4">
          <table:table-cell/>
          <table:table-cell office:value-type="string" table:style-name="ce3">
            <text:p>Apple<text:s/></text:p>
            <text:p>School Manager</text:p>
          </table:table-cell>
          <table:table-cell office:value-type="string" table:style-name="ce4">
            <text:p><text:a xlink:href="https://school.apple.com/">https://school.apple.com</text:a></text:p>
          </table:table-cell>
          <table:table-cell office:value-type="string" table:style-name="ce8">
            <text:p><text:a xlink:href="https://www.apple.com/de/education/k12/deploy-and-manage/">https://www.apple.com/de/education/k12/deploy-and-manage/<text:s/></text:a></text:p>
          </table:table-cell>
          <table:table-cell office:value-type="string" table:style-name="ce5">
            <text:p>iOS, MacOS</text:p>
          </table:table-cell>
          <table:table-cell table:style-name="ce5"/>
          <table:table-cell table:number-columns-repeated="16378"/>
        </table:table-row>
        <table:table-row table:style-name="ro5">
          <table:table-cell/>
          <table:table-cell office:value-type="string" table:style-name="ce3">
            <text:p>Hexnode</text:p>
          </table:table-cell>
          <table:table-cell office:value-type="string" table:style-name="ce8">
            <text:p><text:a xlink:href="https://www.hexnode.com/mobile-device-management/mdm-solution/">https://www.hexnode.com/mobile-device-management/mdm-solution/</text:a></text:p>
          </table:table-cell>
          <table:table-cell office:value-type="string" table:style-name="ce8">
            <text:p><text:a xlink:href="https://www.hexnode.com/de/mobile-device-management/pricing/">https://www.hexnode.com/de/mobile-device-management/pricing/<text:s/></text:a></text:p>
          </table:table-cell>
          <table:table-cell office:value-type="string" table:style-name="ce5">
            <text:p>iOS, Android, Windows, macOS, tvOS, Fire OS</text:p>
          </table:table-cell>
          <table:table-cell table:style-name="ce5"/>
          <table:table-cell table:number-columns-repeated="16378"/>
        </table:table-row>
        <table:table-row table:style-name="ro5">
          <table:table-cell/>
          <table:table-cell office:value-type="string" table:style-name="ce3">
            <text:p>Miradore</text:p>
          </table:table-cell>
          <table:table-cell office:value-type="string" table:style-name="ce4">
            <text:p><text:a xlink:href="https://www.miradore.com/de/">https://www.miradore.com/de/</text:a></text:p>
          </table:table-cell>
          <table:table-cell office:value-type="string" table:style-name="ce4">
            <text:p><text:a xlink:href="https://www.miradore.com/de/abos-preise/">https://www.miradore.com/de/abos-preise/</text:a></text:p>
          </table:table-cell>
          <table:table-cell office:value-type="string" table:style-name="ce5">
            <text:p>Android, iOS, macOS, Windows 10</text:p>
          </table:table-cell>
          <table:table-cell office:value-type="string" table:style-name="ce5">
            <text:p>Kostenlose Version verfügbar.</text:p>
            <text:p>Entwickelt in Europa, gehostet in Deutschland.<text:s/>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">
            <text:p>AppTec360</text:p>
          </table:table-cell>
          <table:table-cell office:value-type="string" table:style-name="ce4">
            <text:p><text:a xlink:href="https://www.apptec360.com/de/mobile-device-management/">https://www.apptec360.com/de/mobile-device-management/</text:a></text:p>
          </table:table-cell>
          <table:table-cell office:value-type="string" table:style-name="ce8">
            <text:p><text:a xlink:href="https://www.apptec360.com/de/preise/">https://www.apptec360.com/de/preise/</text:a></text:p>
          </table:table-cell>
          <table:table-cell office:value-type="string" table:style-name="ce5">
            <text:p>iOS, Android, Windows</text:p>
          </table:table-cell>
          <table:table-cell office:value-type="string" table:style-name="ce5">
            <text:p>Downloadversion bis 25 Geräte kostenfrei</text:p>
            <text:p>Software wird ausschließlich in der Schweiz entwickelt und unsere Server sind in Deutschland und der Schweiz positioniert und vor dem Zugriff transatlantischer Institutionen geschützt.</text:p>
            <text:p>mehrfach mit dem „Best of Mobile Solution Award“ ausgezeichnet.</text:p>
            <text:p/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3">
            <text:p>Samsung Classroom Management</text:p>
          </table:table-cell>
          <table:table-cell office:value-type="string" table:style-name="ce4">
            <text:p><text:a xlink:href="https://www.samsung.com/de/business/neueslernen/leistungen/">https://www.samsung.com/de/business/neueslernen/leistungen/</text:a></text:p>
          </table:table-cell>
          <table:table-cell office:value-type="string" table:style-name="ce8">
            <text:p><text:a xlink:href="https://www.samsung.com/de/business/neues-lernen/digitalisierung-schulen/">https://www.samsung.com/de/business/neues-lernen/digitalisierung-schulen/<text:s/></text:a></text:p>
          </table:table-cell>
          <table:table-cell office:value-type="string" table:style-name="ce5">
            <text:p>Android</text:p>
          </table:table-cell>
          <table:table-cell office:value-type="string" table:style-name="ce4">
            <text:p><text:a xlink:href="https://play.google.com/store/apps/details?id=com.tabnova.classroomapp&amp;hl=de&amp;gl=US">https://play.google.com/store/apps/details?id=com.tabnova.classroomapp&amp;hl=de&amp;gl=US</text:a>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3">
            <text:p>Scalefusion</text:p>
          </table:table-cell>
          <table:table-cell office:value-type="string" table:style-name="ce8">
            <text:p><text:a xlink:href="https://scalefusion.com/mdm-solution-for-education">https://scalefusion.com/mdm-solution-for-education</text:a></text:p>
          </table:table-cell>
          <table:table-cell office:value-type="string" table:style-name="ce8">
            <text:p><text:a xlink:href="https://scalefusion.com/pricing">https://scalefusion.com/pricing<text:s/></text:a></text:p>
          </table:table-cell>
          <table:table-cell office:value-type="string" table:style-name="ce5">
            <text:p>Android, iOS, macOS, Windows 10</text:p>
          </table:table-cell>
          <table:table-cell table:style-name="ce5"/>
          <table:table-cell table:number-columns-repeated="16378"/>
        </table:table-row>
        <table:table-row table:style-name="ro7">
          <table:table-cell/>
          <table:table-cell office:value-type="string" table:style-name="ce3">
            <text:p>SBE LDmobile</text:p>
          </table:table-cell>
          <table:table-cell office:value-type="string" table:style-name="ce8">
            <text:p><text:a xlink:href="https://sbe.de/ld-mobile/">https://sbe.de/ld-mobile/</text:a></text:p>
          </table:table-cell>
          <table:table-cell office:value-type="string" table:style-name="ce8">
            <text:p><text:a xlink:href="https://sbe.de/sonderthemen/mobiler-unterricht/#toggle-id-1 ">https://sbe.de/sonderthemen/mobiler-unterricht/#toggle-id-1<text:s/></text:a></text:p>
          </table:table-cell>
          <table:table-cell office:value-type="string" table:style-name="ce5">
            <text:p>iOS, MacOS, Android</text:p>
          </table:table-cell>
          <table:table-cell table:style-name="ce5"/>
          <table:table-cell table:number-columns-repeated="16378"/>
        </table:table-row>
        <table:table-row table:style-name="ro8">
          <table:table-cell/>
          <table:table-cell office:value-type="string" table:style-name="ce3">
            <text:p>Microsoft Bildung</text:p>
          </table:table-cell>
          <table:table-cell office:value-type="string" table:style-name="ce4">
            <text:p><text:a xlink:href="https://www.microsoft.com/de-de/education">https://www.microsoft.com/de-de/education</text:a></text:p>
          </table:table-cell>
          <table:table-cell office:value-type="string" table:style-name="ce8">
            <text:p><text:a xlink:href="https://www.microsoft.com/en-us/microsoft-365/academic/compare-office-365-education-plans?activetab=tab:primaryr2">https://www.microsoft.com/en-us/microsoft-365/academic/compare-office-365-education-plans?activetab=tab:primaryr2<text:s/></text:a></text:p>
          </table:table-cell>
          <table:table-cell office:value-type="string" table:style-name="ce5">
            <text:p>Windows 10</text:p>
          </table:table-cell>
          <table:table-cell office:value-type="string" table:style-name="ce5">
            <text:p>Schüler und Studenten erhalten Office 365 Education kostenlos, einschließlich Word, Excel, PowerPoint, OneNote, Microsoft Teams und Werkzeugen für den Unterricht. Geben Sie die E-Mail-Adresse Ihrer Schule ein: Geben Sie bitte die E-Mail-Adresse Ihrer Schule ein (zum Beispiel: hans@contoso.edu).</text:p>
            <text:p/>
            <text:p>https://www.microsoft.com/de-de/microsoft-365/academic/compare-office-365-education-plans?activetab=tab%3aprimaryr1<text:s/>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3">
            <text:p>Hexnode</text:p>
          </table:table-cell>
          <table:table-cell office:value-type="string" table:style-name="ce4">
            <text:p><text:a xlink:href="https://www.hexnode.com/mobile-device-management/mdm-solution/">https://www.hexnode.com/mobile-device-management/mdm-solution/</text:a></text:p>
          </table:table-cell>
          <table:table-cell office:value-type="string" table:style-name="ce8">
            <text:p><text:a xlink:href="https://www.miradore.com/de/abos-preise/">https://www.miradore.com/de/abos-preise/<text:s/></text:a></text:p>
          </table:table-cell>
          <table:table-cell office:value-type="string" table:style-name="ce5">
            <text:p>Android, iOS, macOS, Windows 10</text:p>
          </table:table-cell>
          <table:table-cell office:value-type="string" table:style-name="ce4">
            <text:p>Kostenlose Version verfügbar.Entwickelt in Europa, gehostet in Deutschland.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table:number-columns-repeated="3" table:style-name="ce1"/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12">
            <text:p>Weitere Anbieter: https://www.computerweekly.com/de/ratgeber/Marktueberblick-Die-fuehrenden-EMM-Anbieter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/>
          <table:table-cell office:value-type="string" table:style-name="ce2">
            <text:p>Stand: 202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Lizenz: CC0</text:p>
          </table:table-cell>
          <table:table-cell table:number-columns-repeated="16382"/>
        </table:table-row>
        <table:table-row table:number-rows-repeated="979" table:style-name="ro1">
          <table:table-cell/>
          <table:table-cell table:style-name="ce2"/>
          <table:table-cell table:number-columns-repeated="16382"/>
        </table:table-row>
        <table:table-row table:number-rows-repeated="1047578" table:style-name="ro9">
          <table:table-cell table:number-columns-repeated="16384"/>
        </table:table-row>
      </table:table>
      <table:database-ranges>
        <table:database-range table:target-range-address="Tabelle2.B3:Tabelle2.F13" table:name="Table_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ora" svg:font-family="Lora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52%" style:table-centering="none" style:print="objects charts drawings"/>
      <style:header-style>
        <style:header-footer-properties fo:min-height="0.787401575in" fo:margin-left="0.7in" fo:margin-right="0.7in" fo:margin-bottom="0in"/>
      </style:header-style>
      <style:footer-style>
        <style:header-footer-properties fo:min-height="0.7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Corvin Emanuel Schwarzer</meta:initial-creator>
    <dc:creator>Corvin Schwarzer</dc:creator>
    <meta:creation-date>2023-04-07T08:17:53Z</meta:creation-date>
    <dc:date>2023-04-07T08:19:00Z</dc:date>
    <meta:print-date>2023-04-07T08:18:41Z</meta:print-date>
    <meta:editing-duration>PT0S</meta:editing-duration>
  </office:meta>
</office:document-meta>
</file>